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0C8000000B9D82DC2F76A97F1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P1" style:family="paragraph" style:parent-style-name="Header">
      <style:text-properties officeooo:rsid="000bc8c3" officeooo:paragraph-rsid="02da73bc"/>
    </style:style>
    <style:style style:name="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2da73bc" style:font-size-asian="9pt" style:font-size-complex="9pt"/>
    </style:style>
    <style:style style:name="P3" style:family="paragraph" style:parent-style-name="Header">
      <style:paragraph-properties fo:text-align="end" style:justify-single-word="false"/>
      <style:text-properties officeooo:paragraph-rsid="02da73bc"/>
    </style:style>
    <style:style style:name="P4" style:family="paragraph" style:parent-style-name="Empty">
      <style:text-properties style:font-name="Liberation Sans2" fo:font-size="6pt" officeooo:rsid="02dd84a7" officeooo:paragraph-rsid="02dd84a7" style:font-size-asian="5.25pt" style:font-size-complex="6pt"/>
    </style:style>
    <style:style style:name="P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weight="bold" officeooo:rsid="001add18" officeooo:paragraph-rsid="02da73bc" fo:background-color="transparent" style:font-weight-asian="bold" style:font-weight-complex="bold"/>
    </style:style>
    <style:style style:name="P7" style:family="paragraph" style:parent-style-name="Text_20_body">
      <style:text-properties officeooo:paragraph-rsid="04bbd9b5"/>
    </style:style>
    <style:style style:name="P8" style:family="paragraph" style:parent-style-name="Text_20_body">
      <style:text-properties officeooo:paragraph-rsid="04bda90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28d2a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Liberation Sans2" fo:font-size="9pt" officeooo:rsid="000bc8c3" style:font-size-asian="9pt" style:font-size-complex="9pt"/>
    </style:style>
    <style:style style:name="T5" style:family="text">
      <style:text-properties officeooo:rsid="04bbd9b5"/>
    </style:style>
    <style:style style:name="T6" style:family="text">
      <style:text-properties officeooo:rsid="04bda90b"/>
    </style:style>
    <style:style style:name="T7" style:family="text">
      <style:text-properties style:font-name="Liberation Sans" fo:font-size="12pt" fo:language="de" fo:country="DE" officeooo:rsid="04bda90b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tep"/>
      </text:sequence-decls>
      <text:p text:style-name="P5"><text:title>Rumma &amp; Ko Notrufplan</text:title></text:p>
      <text:p text:style-name="P6"/>
      <text:p text:style-name="Text_20_body">+372 5667 2435<text:tab/>Handy Luc Saffre</text:p>
      <text:p text:style-name="Text_20_body">+372 4824 548 <text:tab/>Festnetz Büro Vigala</text:p>
      <text:p text:style-name="Text_20_body">+372 6521 605<text:tab/>Festnetz Büro Tallinn</text:p>
      <text:p text:style-name="P8">+372 <text:span text:style-name="T6">511 8036</text:span><text:tab/>Handy <text:span text:style-name="T7">Hannes Liivat</text:span></text:p>
      <text:p text:style-name="P8">+372 566<text:span text:style-name="T5">6</text:span> <text:span text:style-name="T5">0549</text:span><text:tab/>Handy <text:span text:style-name="T5">Ly Rumma</text:span></text:p>
      <text:p text:style-name="Text_20_body">+372 5370 6669<text:tab/>Handy Tonis Piip (EN)</text:p>
      <text:p text:style-name="Text_20_body">+216 40509102<text:tab/>Handy Hamza Khchine (FR, EN)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 fo:language="de" fo:country="DE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1.01mm" fo:margin-bottom="1.01mm" style:contextual-spacing="false" fo:text-align="justify" style:justify-single-word="false" fo:text-indent="0m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2pt" fo:background-color="transparen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4.99m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3mm" fo:margin-bottom="1.99mm" style:contextual-spacing="false" fo:text-align="start" style:justify-single-word="false" fo:text-indent="0mm" style:auto-text-indent="false" style:page-number="auto"/>
      <style:text-properties style:font-name="Liberation Sans1" fo:font-family="'Liberation Sans'" style:font-style-name="Bold" style:font-family-generic="swiss" style:font-pitch="variable" fo:font-size="14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mm" fo:margin-right="0mm" fo:margin-top="1.99mm" fo:margin-bottom="1.01mm" style:contextual-spacing="false" fo:text-align="start" style:justify-single-word="false" fo:text-indent="0mm" style:auto-text-indent="false" style:page-number="auto" fo:background-color="transparent">
        <style:tab-stops/>
      </style:paragraph-properties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fo:margin-top="0mm" fo:margin-bottom="1.01mm" style:contextual-spacing="false" text:number-lines="false" text:line-number="0"/>
      <style:text-properties style:font-name="Liberation Sans" fo:font-family="'Liberation Sans'" style:font-style-name="Regular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4.99mm" style:type="center"/>
          <style:tab-stop style:position="189.99mm" style:type="right"/>
        </style:tab-stops>
      </style:paragraph-properties>
    </style:style>
    <style:style style:name="Header" style:family="paragraph" style:parent-style-name="Standard" style:class="extra"/>
    <style:style style:name="Empty" style:family="paragraph" style:parent-style-name="Standard" style:master-page-name="">
      <style:paragraph-properties fo:margin-left="0mm" fo:margin-right="0mm" fo:line-height="0.49mm" fo:text-align="start" style:justify-single-word="false" fo:text-indent="0mm" style:auto-text-indent="false" style:page-number="auto"/>
      <style:text-properties style:font-name="Liberation Sans" fo:font-family="'Liberation Sans'" style:font-style-name="Regular" style:font-family-generic="swiss" style:font-pitch="variable" fo:font-size="4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  <number:date-style style:name="N107">
      <number:day/>
      <number:text>.</number:text>
      <number:month/>
      <number:text>.</number:text>
      <number:year/>
    </number:date-style>
    <number:date-style style:name="N10107" number:language="de" number:country="DE">
      <number:day/>
      <number:text>.</number:text>
      <number:month/>
      <number:text>.</number:text>
      <number:year/>
    </number:date-style>
  </office:styles>
  <office:automatic-styles>
    <style:style style:name="Table1" style:family="table">
      <style:table-properties style:width="169.46mm" fo:margin-left="0.55mm" table:align="left"/>
    </style:style>
    <style:style style:name="Table1.A" style:family="table-column">
      <style:table-column-properties style:column-width="13.18mm"/>
    </style:style>
    <style:style style:name="Table1.B" style:family="table-column">
      <style:table-column-properties style:column-width="121.55mm"/>
    </style:style>
    <style:style style:name="Table1.C" style:family="table-column">
      <style:table-column-properties style:column-width="34.73mm"/>
    </style:style>
    <style:style style:name="Table1.A1" style:family="table-cell">
      <style:table-cell-properties style:vertical-align="middle" fo:padding="0.97mm" fo:border-left="none" fo:border-right="none" fo:border-top="0.05pt solid #000000" fo:border-bottom="none"/>
    </style:style>
    <style:style style:name="MP1" style:family="paragraph" style:parent-style-name="Empty">
      <style:text-properties style:font-name="Liberation Sans2" fo:font-size="6pt" officeooo:rsid="02dd84a7" officeooo:paragraph-rsid="02dd84a7" style:font-size-asian="5.25pt" style:font-size-complex="6pt"/>
    </style:style>
    <style:style style:name="MP2" style:family="paragraph" style:parent-style-name="Header">
      <style:text-properties officeooo:rsid="000bc8c3" officeooo:paragraph-rsid="02da73bc"/>
    </style:style>
    <style:style style:name="MP3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2da73bc" style:font-size-asian="9pt" style:font-size-complex="9pt"/>
    </style:style>
    <style:style style:name="MP4" style:family="paragraph" style:parent-style-name="Header">
      <style:paragraph-properties fo:text-align="end" style:justify-single-word="false"/>
      <style:text-properties officeooo:paragraph-rsid="02da73bc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officeooo:rsid="028d2a4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Liberation Sans2" fo:font-size="9pt" officeooo:rsid="000bc8c3" style:font-size-asian="9pt" style:font-size-complex="9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4.99mm" fo:margin-right="14.99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99ccff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899681229328">
            <table:table-cell table:style-name="Table1.A1" office:value-type="string">
              <text:p text:style-name="MP2"><draw:frame draw:style-name="Mfr1" draw:name="Image4" text:anchor-type="as-char" svg:width="10.09mm" svg:height="9mm" draw:z-index="0"><draw:image xlink:href="Pictures/10000201000000C8000000B9D82DC2F76A97F17E.png" xlink:type="simple" xlink:show="embed" xlink:actuate="onLoad" draw:mime-type="image/png"/></draw:frame></text:p>
            </table:table-cell>
            <table:table-cell table:style-name="Table1.A1" office:value-type="string">
              <text:p text:style-name="MP3"><text:span text:style-name="MT1">Rumma &amp; Ko OÜ</text:span><text:line-break/><text:span text:style-name="MT2"><text:title>Rumma &amp; Ko Notrufplan</text:title></text:span></text:p>
            </table:table-cell>
            <table:table-cell table:style-name="Table1.A1" office:value-type="string">
              <text:p text:style-name="MP4"><text:span text:style-name="MT3">Seite </text:span><text:span text:style-name="MT3"><text:page-number text:select-page="current">1</text:page-number></text:span><text:span text:style-name="MT3"><text:s/>/ </text:span><text:span text:style-name="MT3"><text:page-count>1</text:page-count></text:span><text:span text:style-name="MT4"><text:line-break/></text:span><text:span text:style-name="MT4"><text:date style:data-style-name="N107" text:date-value="2020-12-27T02:55:42.518295859">27.12.20</text:date></text:span><text:span text:style-name="MT4"> </text:span><text:span text:style-name="MT4"><text:time style:data-style-name="N41" text:time-value="2020-12-27T02:55:42.518481309">02:55:12</text:time></text:span></text:p>
            </table:table-cell>
          </table:table-row>
        </table:table>
        <text:p text:style-name="MP1">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meta:initial-creator>Luc Saffre</meta:initial-creator>
    <meta:creation-date>2005-04-07T15:32:33</meta:creation-date>
    <dc:date>2020-12-27T02:55:42.335219393</dc:date>
    <meta:printed-by>Luc Saffre</meta:printed-by>
    <meta:print-date>2018-11-20T08:50:40.714370917</meta:print-date>
    <meta:editing-cycles>1152</meta:editing-cycles>
    <meta:editing-duration>P6DT15H51M27S</meta:editing-duration>
    <dc:title>Rumma &amp; Ko Notrufplan</dc:title>
    <meta:document-statistic meta:table-count="1" meta:image-count="1" meta:object-count="0" meta:page-count="1" meta:paragraph-count="12" meta:word-count="63" meta:character-count="327" meta:non-whitespace-character-count="274"/>
    <meta:user-defined meta:name="Info 1"/>
    <meta:user-defined meta:name="Info 2"/>
    <meta:user-defined meta:name="Info 3"/>
    <meta:user-defined meta:name="Info 4"/>
  </office:meta>
</office:document-meta>
</file>